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90000031B27248D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909in" svg:y="1.2346in" svg:width="1.8484in" svg:height="1.5165in" draw:z-index="0"><draw:image xlink:href="Pictures/10000000000003C90000031B27248D41.png" xlink:type="simple" xlink:show="embed" xlink:actuate="onLoad"/></draw:frame><draw:frame draw:style-name="fr1" draw:name="Image2" text:anchor-type="paragraph" svg:x="2.3799in" svg:y="1.2839in" svg:width="1.8484in" svg:height="1.5165in" draw:z-index="1"><draw:image xlink:href="Pictures/10000000000003C90000031B27248D41.png" xlink:type="simple" xlink:show="embed" xlink:actuate="onLoad"/></draw:frame><draw:frame draw:style-name="fr1" draw:name="Image3" text:anchor-type="paragraph" svg:x="4.9681in" svg:y="1.3228in" svg:width="1.8484in" svg:height="1.5165in" draw:z-index="2"><draw:image xlink:href="Pictures/10000000000003C90000031B27248D41.png" xlink:type="simple" xlink:show="embed" xlink:actuate="onLoad"/></draw:frame><draw:frame draw:style-name="fr1" draw:name="Image4" text:anchor-type="paragraph" svg:x="0.2181in" svg:y="3.0638in" svg:width="1.8484in" svg:height="1.5165in" draw:z-index="3"><draw:image xlink:href="Pictures/10000000000003C90000031B27248D41.png" xlink:type="simple" xlink:show="embed" xlink:actuate="onLoad"/></draw:frame><draw:frame draw:style-name="fr1" draw:name="Image5" text:anchor-type="paragraph" svg:x="2.5071in" svg:y="3.0972in" svg:width="1.8484in" svg:height="1.5165in" draw:z-index="4"><draw:image xlink:href="Pictures/10000000000003C90000031B27248D41.png" xlink:type="simple" xlink:show="embed" xlink:actuate="onLoad"/></draw:frame><draw:frame draw:style-name="fr1" draw:name="Image6" text:anchor-type="paragraph" svg:x="4.8409in" svg:y="3.0972in" svg:width="1.8484in" svg:height="1.5165in" draw:z-index="5"><draw:image xlink:href="Pictures/10000000000003C90000031B27248D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4:38:02.859000000</meta:creation-date>
    <meta:print-date>2017-03-18T14:42:18.450000000</meta:print-date>
    <dc:date>2017-03-18T14:42:58.262000000</dc:date>
    <meta:editing-duration>PT4M55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4.4.2.2$Windows_x86 LibreOffice_project/c4c7d32d0d49397cad38d62472b0bc8acff48dd6</meta:generator>
  </office:meta>
</office:document-meta>
</file>